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2cm" draw:marker-start="" draw:marker-start-width="0.5cm" draw:marker-end="Estremità_20_linea_20_1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cm" draw:marker-start-width="0.35cm" draw:marker-end="Estremità_20_linea_20_6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61cm"/>
    </style:style>
    <style:style style:name="gr7" style:family="graphic" style:parent-style-name="standard">
      <style:graphic-properties draw:stroke="none" svg:stroke-color="#000000" draw:fill="none" draw:fill-color="#ffffff" fo:min-height="1.475cm"/>
    </style:style>
    <style:style style:name="gr8" style:family="graphic" style:parent-style-name="standard">
      <style:graphic-properties draw:stroke="none" svg:stroke-color="#000000" draw:fill="none" draw:fill-color="#ffffff" fo:min-height="1.608cm"/>
    </style:style>
    <style:style style:name="gr9" style:family="graphic" style:parent-style-name="standard">
      <style:graphic-properties draw:stroke="none" svg:stroke-color="#000000" draw:fill="none" draw:fill-color="#ffffff" fo:min-height="1.187cm"/>
    </style:style>
    <style:style style:name="gr10" style:family="graphic" style:parent-style-name="standard">
      <style:graphic-properties draw:stroke="none" draw:fill="none" fo:min-height="1.385cm"/>
    </style:style>
    <style:style style:name="gr11" style:family="graphic" style:parent-style-name="standard">
      <style:graphic-properties draw:stroke="none" svg:stroke-color="#000000" draw:fill="none" draw:fill-color="#ffffff" fo:min-height="1.451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draw:stroke="none" svg:stroke-color="#000000" draw:fill="none" draw:fill-color="#ffffff" fo:min-height="0.982cm"/>
    </style:style>
    <style:style style:name="gr14" style:family="graphic" style:parent-style-name="standard">
      <style:graphic-properties draw:stroke="none" draw:fill="none" fo:min-height="0.818cm"/>
    </style:style>
    <style:style style:name="gr15" style:family="graphic" style:parent-style-name="standard">
      <style:graphic-properties draw:stroke="dash" draw:stroke-dash="_33__20_Dashes_20_3_20_Dots_20__28_var_29_" svg:stroke-width="0.1cm" draw:marker-start="Estremità_20_linea_20_5" draw:marker-start-width="0.35cm" draw:marker-end="Estremità_20_linea_20_5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_33__20_Dashes_20_3_20_Dots_20__28_var_29_" svg:stroke-width="0.1cm" draw:marker-start="" draw:marker-start-width="0.35cm" draw:marker-end="Estremità_20_linea_20_5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family="'URW Chancery L'" style:font-pitch="variable" fo:font-size="36pt" fo:font-style="italic" style:font-size-asian="36pt" style:font-style-asian="italic" style:font-size-complex="36pt" style:font-style-complex="italic"/>
    </style:style>
    <style:style style:name="P3" style:family="paragraph">
      <style:text-properties fo:font-family="'Times New Roman'" style:font-family-generic="roman" style:font-pitch="variable" fo:font-size="36pt" fo:font-style="normal" fo:text-shadow="1pt 1pt" style:font-size-asian="36pt" style:font-style-asian="normal" style:font-size-complex="36pt" style:font-style-complex="normal"/>
    </style:style>
    <style:style style:name="P4" style:family="paragraph">
      <style:text-properties fo:font-family="Verdana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P5" style:family="paragraph">
      <style:text-properties fo:font-family="LMMonoCaps10" style:font-pitch="fixed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fo:text-shadow="1pt 1pt"/>
    </style:style>
    <style:style style:name="T1" style:family="text">
      <style:text-properties fo:font-family="'URW Chancery L'" style:font-pitch="variable"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family="'Times New Roman'" style:font-family-generic="roman" style:font-pitch="variable" fo:font-size="36pt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font-family="Verdana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family="LMMonoCaps10" style:font-pitch="fixe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text-shadow="1pt 1pt"/>
    </style:style>
    <style:style style:name="T7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3.143cm" svg:height="3.947cm" svg:x="0.215cm" svg:y="0.3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3.142cm" svg:height="3.454cm" svg:x="0.2cm" svg:y="11.3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3.142cm" svg:height="3.947cm" svg:x="0.2cm" svg:y="5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id="id1" draw:layer="layout" svg:x1="4.693cm" svg:y1="2.781cm" svg:x2="4.032cm" svg:y2="2.781cm">
          <text:p/>
        </draw:line>
        <draw:line draw:style-name="gr4" draw:text-style-name="P1" draw:id="id4" draw:layer="layout" svg:x1="19.6cm" svg:y1="2.623cm" svg:x2="19.867cm" svg:y2="2.623cm">
          <text:p/>
        </draw:line>
        <draw:path draw:style-name="gr5" draw:text-style-name="P1" draw:layer="layout" svg:width="9.768cm" svg:height="3.875cm" draw:transform="skewX (-0.915076126820454) rotate (0.25603980126752) translate (4.3962201237252cm 2.72283642239313cm)" svg:viewBox="0 0 9769 3876" svg:d="m0 7495c8203 1 9769 3876 9769 3876">
          <text:p/>
        </draw:path>
        <draw:frame draw:style-name="gr6" draw:text-style-name="P2" draw:layer="layout" svg:width="1.842cm" svg:height="1.885cm" svg:x="11.563cm" svg:y="-0.062cm">
          <draw:text-box>
            <text:p><text:span text:style-name="T1">R</text:span></text:p>
          </draw:text-box>
        </draw:frame>
        <draw:line draw:style-name="gr4" draw:text-style-name="P1" draw:id="id3" draw:layer="layout" svg:x1="3.571cm" svg:y1="13.933cm" svg:x2="4.191cm" svg:y2="13.933cm">
          <text:p/>
        </draw:line>
        <draw:line draw:style-name="gr4" draw:text-style-name="P1" draw:id="id6" draw:layer="layout" svg:x1="18.6cm" svg:y1="14.123cm" svg:x2="18.978cm" svg:y2="13.933cm">
          <text:p/>
        </draw:line>
        <draw:path draw:style-name="gr5" draw:text-style-name="P1" draw:layer="layout" svg:width="9.786cm" svg:height="4.168cm" draw:transform="skewX (-0.860621854158241) rotate (0.277507351067046) translate (3.57084564794177cm 13.8229438898722cm)" svg:viewBox="0 0 9787 4169" svg:d="m0 28545c8208-2 9787 4169 9787 4169">
          <text:p/>
        </draw:path>
        <draw:frame draw:style-name="gr7" draw:text-style-name="P3" draw:layer="layout" svg:width="1.984cm" svg:height="1.725cm" svg:x="9.915cm" svg:y="11.097cm">
          <draw:text-box>
            <text:p><text:span text:style-name="T2">H</text:span></text:p>
          </draw:text-box>
        </draw:frame>
        <draw:line draw:style-name="gr4" draw:text-style-name="P1" draw:id="id2" draw:layer="layout" svg:x1="4.1cm" svg:y1="7.623cm" svg:x2="4.6cm" svg:y2="7.623cm">
          <text:p/>
        </draw:line>
        <draw:line draw:style-name="gr4" draw:text-style-name="P1" draw:id="id5" draw:layer="layout" svg:x1="19.1cm" svg:y1="7.523cm" svg:x2="19.338cm" svg:y2="7.454cm">
          <text:p/>
        </draw:line>
        <draw:frame draw:style-name="gr8" draw:text-style-name="P4" draw:layer="layout" svg:width="7.312cm" svg:height="1.858cm" svg:x="10.392cm" svg:y="5.649cm">
          <draw:text-box>
            <text:p><text:span text:style-name="T3">SO(3)</text:span></text:p>
          </draw:text-box>
        </draw:frame>
        <draw:frame draw:style-name="gr9" draw:text-style-name="P3" draw:layer="layout" svg:width="1.705cm" svg:height="1.656cm" svg:x="0.363cm" svg:y="11.886cm">
          <draw:text-box>
            <text:p><text:span text:style-name="T2">H</text:span></text:p>
          </draw:text-box>
        </draw:frame>
        <draw:frame draw:style-name="gr10" draw:text-style-name="P3" draw:layer="layout" svg:width="2.159cm" svg:height="1.656cm" svg:x="0.297cm" svg:y="1.463cm">
          <draw:text-box>
            <text:p><text:span text:style-name="T2">E</text:span></text:p>
          </draw:text-box>
        </draw:frame>
        <draw:frame draw:style-name="gr10" draw:text-style-name="P3" draw:layer="layout" svg:width="2.159cm" svg:height="1.656cm" svg:x="0.577cm" svg:y="6.679cm">
          <draw:text-box>
            <text:p><text:span text:style-name="T2">R</text:span></text:p>
          </draw:text-box>
        </draw:frame>
        <draw:frame draw:style-name="gr11" draw:layer="layout" svg:width="1.044cm" svg:height="1.701cm" svg:x="1.398cm" svg:y="1.422cm">
          <draw:text-box>
            <text:p>3</text:p>
            <text:p/>
          </draw:text-box>
        </draw:frame>
        <draw:frame draw:style-name="gr12" draw:layer="layout" svg:width="1.321cm" svg:height="1.673cm" svg:x="1.5cm" svg:y="6.5cm">
          <draw:text-box>
            <text:p>3</text:p>
            <text:p/>
          </draw:text-box>
        </draw:frame>
        <draw:frame draw:style-name="gr12" draw:layer="layout" svg:width="3.102cm" svg:height="1.673cm" svg:x="10.882cm" svg:y="11.664cm">
          <draw:text-box>
            <text:p>unit</text:p>
            <text:p/>
          </draw:text-box>
        </draw:frame>
        <draw:frame draw:style-name="gr13" draw:text-style-name="P5" draw:layer="layout" svg:width="13.885cm" svg:height="1.232cm" svg:x="5.887cm" svg:y="4.265cm">
          <draw:text-box>
            <text:p><text:span text:style-name="T4">Corrispondenza in coordinate</text:span></text:p>
          </draw:text-box>
        </draw:frame>
        <draw:frame draw:style-name="gr14" draw:text-style-name="P5" draw:layer="layout" svg:width="16.531cm" svg:height="1.081cm" svg:x="5.396cm" svg:y="9.664cm">
          <draw:text-box>
            <text:p><text:span text:style-name="T4">Corrispondenza vettori-quaternioni</text:span></text:p>
          </draw:text-box>
        </draw:frame>
        <draw:connector draw:style-name="gr15" draw:text-style-name="P1" draw:layer="layout" draw:type="curve" svg:x1="4.362cm" svg:y1="2.781cm" svg:x2="4.6cm" svg:y2="7.623cm" draw:start-shape="id1" draw:start-glue-point="0" draw:end-shape="id2" draw:end-glue-point="1" svg:d="m4362 2781c0 3631 238 1211 238 4842">
          <text:p/>
        </draw:connector>
        <draw:connector draw:style-name="gr15" draw:text-style-name="P1" draw:layer="layout" draw:type="curve" svg:x1="4.6cm" svg:y1="7.623cm" svg:x2="3.571cm" svg:y2="13.933cm" draw:start-shape="id2" draw:start-glue-point="1" draw:end-shape="id3" draw:end-glue-point="3" svg:d="m4600 7623c0 4732-1029 1578-1029 6310">
          <text:p/>
        </draw:connector>
        <draw:connector draw:style-name="gr16" draw:text-style-name="P1" draw:layer="layout" draw:type="curve" svg:x1="19.733cm" svg:y1="2.623cm" svg:x2="19.338cm" svg:y2="7.488cm" draw:start-shape="id4" draw:start-glue-point="0" draw:end-shape="id5" draw:end-glue-point="1" svg:d="m19733 2623c951 0 1148 4865-395 4865">
          <text:p/>
        </draw:connector>
        <draw:connector draw:style-name="gr15" draw:text-style-name="P1" draw:layer="layout" draw:type="curve" svg:x1="19.338cm" svg:y1="7.488cm" svg:x2="18.978cm" svg:y2="14.028cm" draw:start-shape="id5" draw:start-glue-point="1" draw:end-shape="id6" draw:end-glue-point="1" svg:d="m19338 7488c763 0 943 6540-360 6540">
          <text:p/>
        </draw:connector>
        <draw:frame draw:style-name="gr17" draw:layer="layout" svg:width="1.246cm" svg:height="1.25cm" svg:x="2.789cm" svg:y="2.323cm">
          <draw:text-box>
            <text:p>P</text:p>
          </draw:text-box>
        </draw:frame>
        <draw:frame draw:style-name="gr17" draw:text-style-name="P6" draw:layer="layout" svg:width="1.246cm" svg:height="1.25cm" svg:x="3.1cm" svg:y="7.123cm">
          <draw:text-box>
            <text:p><text:span text:style-name="T5">r</text:span></text:p>
          </draw:text-box>
        </draw:frame>
        <draw:frame draw:style-name="gr17" draw:text-style-name="P7" draw:layer="layout" svg:width="1.168cm" svg:height="1.25cm" svg:x="2.442cm" svg:y="13.373cm">
          <draw:text-box>
            <text:p><text:span text:style-name="T6">r</text:span></text:p>
          </draw:text-box>
        </draw:frame>
        <draw:frame draw:style-name="gr17" draw:layer="layout" svg:width="1.495cm" svg:height="1.25cm" svg:x="20.299cm" svg:y="2.023cm">
          <draw:text-box>
            <text:p>P'</text:p>
          </draw:text-box>
        </draw:frame>
        <draw:frame draw:style-name="gr17" draw:text-style-name="P6" draw:layer="layout" svg:width="2.724cm" svg:height="1.25cm" svg:x="19.876cm" svg:y="6.973cm">
          <draw:text-box>
            <text:p><text:span text:style-name="T5">r</text:span><text:span text:style-name="T7"> ' = Ar</text:span></text:p>
          </draw:text-box>
        </draw:frame>
        <draw:frame draw:style-name="gr17" draw:text-style-name="P7" draw:layer="layout" svg:width="2.573cm" svg:height="1.25cm" svg:x="19.527cm" svg:y="13.55cm">
          <draw:text-box>
            <text:p><text:span text:style-name="T6">r' = qrq</text:span></text:p>
          </draw:text-box>
        </draw:frame>
        <draw:frame draw:style-name="gr17" draw:layer="layout" svg:width="1.868cm" svg:height="1.25cm" svg:x="21.618cm" svg:y="13.423cm">
          <draw:text-box>
            <text:p>*</text:p>
          </draw:text-box>
        </draw:frame>
        <draw:path draw:style-name="gr5" draw:text-style-name="P1" draw:layer="layout" svg:width="8.906cm" svg:height="1.824cm" draw:transform="skewX (-1.23796203843934) rotate (0.12793263417116) translate (4.49720567719302cm 7.52392485534134cm)" svg:viewBox="0 0 8907 1825" svg:d="m0 16072c7478 0 8907 1825 8907 1825">
          <text:p/>
        </draw:path>
        <draw:frame draw:style-name="gr12" draw:layer="layout" svg:width="3.102cm" svg:height="1.673cm" svg:x="1.382cm" svg:y="12.565cm">
          <draw:text-box>
            <text:p>imm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Estremità_20_linea_20_1" draw:display-name="Estremità linea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Estremità_20_linea_20_5" draw:display-name="Estremità linea 5" svg:viewBox="0 0 1131 902" svg:d="m564 0-564 902h1131z"/>
    <draw:marker draw:name="Estremità_20_linea_20_6" draw:display-name="Estremità linea 6" svg:viewBox="0 0 1321 3493" svg:d="m1321 3493h-1321l702-3493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shi </meta:initial-creator>
    <meta:creation-date>2010-10-13T17:33:51</meta:creation-date>
    <dc:date>2010-11-08T22:57:20</dc:date>
    <dc:creator>Toshi </dc:creator>
    <meta:editing-duration>PT00H40M25S</meta:editing-duration>
    <meta:editing-cycles>9</meta:editing-cycles>
    <meta:generator>OpenOffice.org/3.2$Linux OpenOffice.org_project/320m12$Build-9483</meta:generator>
    <meta:document-statistic meta:object-count="35"/>
  </office:meta>
</office:document-meta>
</file>